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officeooo:rsid="004aaabe" officeooo:paragraph-rsid="004aaabe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fo:font-size="14pt" officeooo:rsid="00190bb1" officeooo:paragraph-rsid="00190bb1" style:font-size-asian="14pt" style:font-size-complex="14pt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fo:font-size="14pt" officeooo:rsid="004aaabe" officeooo:paragraph-rsid="004aaabe" style:font-size-asian="14pt" style:font-size-complex="14pt"/>
    </style:style>
    <style:style style:name="P5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text-indent="1.251cm" style:auto-text-indent="false" style:page-number="auto" fo:keep-with-next="always"/>
      <style:text-properties fo:font-size="14pt" officeooo:rsid="00190bb1" officeooo:paragraph-rsid="00190bb1" style:font-size-asian="14pt" style:font-size-complex="14pt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35102" style:font-name-asian="Times New Roman2" style:font-size-asian="14pt" style:font-weight-asian="bold" style:font-name-complex="Times New Roman2" style:font-size-complex="16pt" style:font-weight-complex="bold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54cc1" style:font-name-asian="Times New Roman2" style:font-size-asian="14pt" style:font-weight-asian="bold" style:font-name-complex="Times New Roman2" style:font-size-complex="16pt" style:font-weight-complex="bold"/>
    </style:style>
    <style:style style:name="P8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9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3e733b" style:font-size-asian="10.5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611017" style:font-size-asian="12pt" style:font-size-complex="12pt"/>
    </style:style>
    <style:style style:name="P11" style:family="paragraph">
      <loext:graphic-properties draw:fill="none"/>
      <style:paragraph-properties fo:text-align="start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/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7" style:family="paragraph">
      <loext:graphic-properties draw:fill="none"/>
      <style:paragraph-properties fo:margin-top="0cm" fo:margin-bottom="0cm" fo:line-height="100%" fo:text-align="start"/>
    </style:style>
    <style:style style:name="P18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32598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5f6a0a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style:font-name="Times New Roman1" fo:language="en" fo:country="US" fo:font-weight="bold" style:font-name-asian="Times New Roman2" style:font-weight-asian="bold" style:font-name-complex="Times New Roman2"/>
    </style:style>
    <style:style style:name="T5" style:family="text">
      <style:text-properties style:font-name="Times New Roman1" fo:language="en" fo:country="US" fo:font-weight="bold" officeooo:rsid="005f6a0a" style:font-name-asian="Times New Roman2" style:font-weight-asian="bold" style:font-name-complex="Times New Roman2"/>
    </style:style>
    <style:style style:name="T6" style:family="text">
      <style:text-properties style:font-name="Times New Roman1" fo:language="en" fo:country="US" fo:font-weight="bold" officeooo:rsid="00232598" style:font-name-asian="Times New Roman2" style:font-weight-asian="bold" style:font-name-complex="Times New Roman2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409cm" fo:min-width="17.86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74cm" fo:min-width="0.739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74cm" fo:min-width="0.94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74cm" fo:min-width="1.341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74cm" fo:min-width="0.848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74cm" fo:min-width="1.282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14cm" fo:min-width="11.1cm" fo:padding-top="0.035cm" fo:padding-bottom="0.035cm" fo:padding-left="0.035cm" fo:padding-right="0.035cm" fo:wrap-option="wrap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374cm" fo:min-width="3.468cm" fo:padding-top="0.035cm" fo:padding-bottom="0.035cm" fo:padding-left="0.035cm" fo:padding-right="0.035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74cm" fo:min-width="4.209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72cm" fo:min-width="1.884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72cm" fo:min-width="2.29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74cm" fo:min-width="1.8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middle" draw:auto-grow-height="false" draw:fit-to-size="false" style:shrink-to-fit="false" fo:min-height="2.237cm" fo:min-width="5.711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374cm" fo:min-width="1.284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74cm" fo:min-width="2.064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372cm" fo:min-width="2.064cm" fo:padding-top="0.035cm" fo:padding-bottom="0.035cm" fo:padding-left="0.035cm" fo:padding-right="0.035cm" fo:wrap-option="wrap" style:run-through="foreground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561cm" fo:min-width="5.08cm" fo:padding-top="0.035cm" fo:padding-bottom="0.035cm" fo:padding-left="0.035cm" fo:padding-right="0.035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draw:g text:anchor-type="paragraph" draw:z-index="0" draw:name="Группа 212" draw:style-name="gr1"><draw:custom-shape draw:name="Rectangle 11" draw:style-name="gr2" draw:text-style-name="P11" svg:width="18.373cm" svg:height="28.662cm" svg:x="-0.942cm" svg:y="-1.4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11" svg:x1="-0.032cm" svg:y1="23.171cm" svg:x2="-0.03cm" svg:y2="24.658cm"><text:p/></draw:line><draw:line draw:name="Line 13" draw:style-name="gr3" draw:text-style-name="P11" svg:x1="-0.933cm" svg:y1="23.153cm" svg:x2="17.411cm" svg:y2="23.155cm"><text:p/></draw:line><draw:line draw:name="Line 14" draw:style-name="gr3" draw:text-style-name="P11" svg:x1="1.063cm" svg:y1="23.18cm" svg:x2="1.065cm" svg:y2="27.188cm"><text:p/></draw:line><draw:line draw:name="Line 15" draw:style-name="gr3" draw:text-style-name="P11" svg:x1="3.575cm" svg:y1="23.18cm" svg:x2="3.577cm" svg:y2="27.188cm"><text:p/></draw:line><draw:line draw:name="Line 16" draw:style-name="gr3" draw:text-style-name="P11" svg:x1="5.082cm" svg:y1="23.18cm" svg:x2="5.084cm" svg:y2="27.188cm"><text:p/></draw:line><draw:line draw:name="Line 17" draw:style-name="gr3" draw:text-style-name="P11" svg:x1="6.087cm" svg:y1="23.171cm" svg:x2="6.089cm" svg:y2="27.178cm"><text:p/></draw:line><draw:line draw:name="Line 18" draw:style-name="gr3" draw:text-style-name="P11" svg:x1="13.617cm" svg:y1="24.684cm" svg:x2="13.621cm" svg:y2="25.677cm"><text:p/></draw:line><draw:line draw:name="Line 19" draw:style-name="gr4" draw:text-style-name="P11" svg:x1="-0.933cm" svg:y1="26.19cm" svg:x2="6.069cm" svg:y2="26.194cm"><text:p/></draw:line><draw:line draw:name="Line 20" draw:style-name="gr4" draw:text-style-name="P11" svg:x1="-0.933cm" svg:y1="26.697cm" svg:x2="6.069cm" svg:y2="26.697cm"><text:p/></draw:line><draw:custom-shape draw:name="Rectangle 21" draw:style-name="gr5" draw:text-style-name="P13" svg:width="0.809cm" svg:height="0.444cm" svg:x="-0.893cm" svg:y="24.213cm"><text:p text:style-name="P12"><text:span text:style-name="T7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3" svg:width="1.01cm" svg:height="0.444cm" svg:x="0.025cm" svg:y="24.213cm"><text:p text:style-name="P12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3" svg:width="2.364cm" svg:height="0.444cm" svg:x="1.139cm" svg:y="24.213cm"><text:p text:style-name="P12"><text:span text:style-name="T7">№ </text:span><text:span text:style-name="T7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3" svg:width="1.41cm" svg:height="0.444cm" svg:x="3.635cm" svg:y="24.213cm"><text:p text:style-name="P12"><text:span text:style-name="T7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3" svg:width="0.918cm" svg:height="0.444cm" svg:x="5.124cm" svg:y="24.213cm"><text:p text:style-name="P12"><text:span text:style-name="T7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13" svg:width="1.352cm" svg:height="0.444cm" svg:x="13.693cm" svg:y="24.707cm"><text:p text:style-name="P12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0" draw:text-style-name="P13" svg:width="1.352cm" svg:height="0.444cm" svg:x="13.693cm" svg:y="25.23cm"><text:p text:style-name="P12"><text:span text:style-name="T7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1" draw:text-style-name="P14" svg:width="11.17cm" svg:height="0.683cm" svg:x="6.186cm" svg:y="23.594cm"><text:p text:style-name="P12"><text:span text:style-name="T8">БДАС.450102.002 Д2</text:span></text:p><text:p text:style-name="P12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11" svg:x1="-0.931cm" svg:y1="24.669cm" svg:x2="17.413cm" svg:y2="24.671cm"><text:p/></draw:line><draw:line draw:name="Line 30" draw:style-name="gr3" draw:text-style-name="P11" svg:x1="-0.919cm" svg:y1="24.169cm" svg:x2="6.081cm" svg:y2="24.171cm"><text:p/></draw:line><draw:line draw:name="Line 31" draw:style-name="gr4" draw:text-style-name="P11" svg:x1="-0.933cm" svg:y1="23.661cm" svg:x2="6.069cm" svg:y2="23.663cm"><text:p/></draw:line><draw:line draw:name="Line 32" draw:style-name="gr4" draw:text-style-name="P11" svg:x1="-0.933cm" svg:y1="25.682cm" svg:x2="6.069cm" svg:y2="25.682cm"><text:p/></draw:line><draw:line draw:name="Line 33" draw:style-name="gr4" draw:text-style-name="P11" svg:x1="-0.933cm" svg:y1="25.175cm" svg:x2="6.069cm" svg:y2="25.177cm"><text:p/></draw:line><draw:g draw:name="Group 34" draw:style-name="gr12"><draw:custom-shape draw:name="Rectangle 35" draw:style-name="gr13" draw:text-style-name="P16" svg:width="3.537cm" svg:height="0.444cm" svg:x="-0.907cm" svg:y="24.721cm"><text:p text:style-name="P15"><text:span text:style-name="T7"><text:s/></text:span><text:span text:style-name="T7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4" draw:text-style-name="P17" svg:width="4.278cm" svg:height="0.444cm" svg:x="2.806cm" svg:y="24.721cm"><text:p text:style-name="P15"><text:span text:style-name="T10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2"><draw:custom-shape draw:name="Rectangle 38" draw:style-name="gr15" draw:text-style-name="P16" svg:width="1.953cm" svg:height="0.442cm" svg:x="-0.907cm" svg:y="25.218cm"><text:p text:style-name="P15"><text:span text:style-name="T7"><text:s/></text:span><text:span text:style-name="T7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6" svg:width="2.364cm" svg:height="0.442cm" svg:x="1.139cm" svg:y="25.218cm"><text:p text:style-name="P15"><text:span text:style-name="T7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2"><draw:custom-shape draw:name="Rectangle 41" draw:style-name="gr17" draw:text-style-name="P16" svg:width="1.953cm" svg:height="0.444cm" svg:x="-0.907cm" svg:y="25.726cm"><text:p text:style-name="P15"><text:span text:style-name="T7"><text:s/></text:span><text:span text:style-name="T7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8" draw:text-style-name="P11" svg:width="2.364cm" svg:height="0.444cm" svg:x="1.139cm" svg:y="25.7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2"><draw:custom-shape draw:name="Rectangle 44" draw:style-name="gr17" draw:text-style-name="P16" svg:width="1.953cm" svg:height="0.444cm" svg:x="-0.907cm" svg:y="26.222cm"><text:p text:style-name="P15"><text:span text:style-name="T7"><text:s/></text:span><text:span text:style-name="T7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7" draw:text-style-name="P16" svg:width="2.364cm" svg:height="0.444cm" svg:x="1.139cm" svg:y="26.222cm"><text:p text:style-name="P15"><text:span text:style-name="T7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2"><draw:custom-shape draw:name="Rectangle 47" draw:style-name="gr17" draw:text-style-name="P16" svg:width="1.953cm" svg:height="0.444cm" svg:x="-0.907cm" svg:y="26.716cm"><text:p text:style-name="P15"><text:span text:style-name="T7"><text:s/></text:span><text:span text:style-name="T7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6" svg:width="2.364cm" svg:height="0.444cm" svg:x="1.139cm" svg:y="26.716cm"><text:p text:style-name="P15"><text:span text:style-name="T7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11" svg:x1="12.11cm" svg:y1="24.684cm" svg:x2="12.112cm" svg:y2="27.178cm"><text:p/></draw:line><draw:custom-shape draw:name="Rectangle 50" draw:style-name="gr19" draw:text-style-name="P18" svg:width="5.781cm" svg:height="2.306cm" svg:x="6.212cm" svg:y="24.786cm"><text:p text:style-name="P12"><text:span text:style-name="T11">Праграмнае мадэліраванне</text:span><text:span text:style-name="T11"><text:line-break/></text:span><text:span text:style-name="T11">размеркавання патокау</text:span><text:span text:style-name="T11"><text:line-break/></text:span><text:span text:style-name="T11">трафіка у сетках SD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11" svg:x1="12.123cm" svg:y1="25.176cm" svg:x2="17.421cm" svg:y2="25.178cm"><text:p/></draw:line><draw:line draw:name="Line 52" draw:style-name="gr3" draw:text-style-name="P11" svg:x1="12.122cm" svg:y1="25.682cm" svg:x2="17.422cm" svg:y2="25.686cm"><text:p/></draw:line><draw:line draw:name="Line 53" draw:style-name="gr3" draw:text-style-name="P11" svg:x1="15.124cm" svg:y1="24.684cm" svg:x2="15.128cm" svg:y2="25.677cm"><text:p/></draw:line><draw:custom-shape draw:name="Rectangle 54" draw:style-name="gr20" draw:text-style-name="P13" svg:width="1.354cm" svg:height="0.444cm" svg:x="12.192cm" svg:y="24.707cm"><text:p text:style-name="P12"><text:span text:style-name="T7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13" svg:width="2.133cm" svg:height="0.444cm" svg:x="15.208cm" svg:y="24.707cm"><text:p text:style-name="P12"><text:span text:style-name="T7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2" draw:text-style-name="P20" svg:width="2.133cm" svg:height="0.442cm" svg:x="15.221cm" svg:y="25.232cm"><text:p text:style-name="P19"><text:span text:style-name="T1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11" svg:x1="12.612cm" svg:y1="25.189cm" svg:x2="12.614cm" svg:y2="25.673cm"><text:p/></draw:line><draw:line draw:name="Line 58" draw:style-name="gr4" draw:text-style-name="P11" svg:x1="13.113cm" svg:y1="25.191cm" svg:x2="13.115cm" svg:y2="25.675cm"><text:p/></draw:line><draw:custom-shape draw:name="Rectangle 59" draw:style-name="gr23" draw:text-style-name="P14" svg:width="5.15cm" svg:height="0.63cm" svg:x="12.192cm" svg:y="26.086cm"><text:p text:style-name="P12"><text:span text:style-name="T13">БДАС СП-741 </text:span></text:p><text:p text:style-name="P12"><text:span text:style-name="T1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2"><draw:custom-shape draw:name="Rectangle 38" draw:style-name="gr15" draw:text-style-name="P16" svg:width="1.953cm" svg:height="0.442cm" svg:x="-0.907cm" svg:y="25.218cm"><text:p text:style-name="P15"><text:span text:style-name="T7"><text:s/></text:span><text:span text:style-name="T7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6" svg:width="2.364cm" svg:height="0.442cm" svg:x="1.139cm" svg:y="25.218cm"><text:p text:style-name="P15"><text:span text:style-name="T7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bookmark-start text:name="_Toc514758680"/><text:span text:style-name="T4">Д</text:span><text:bookmark-end text:name="_Toc514758680"/><text:span text:style-name="T4">АДАТАК </text:span><text:span text:style-name="T5">Б</text:span></text:h>
      <text:h text:style-name="P3" text:outline-level="1"><text:span text:style-name="T5"/></text:h>
      <text:h text:style-name="P4" text:outline-level="1"><text:span text:style-name="T6">З</text:span><text:span text:style-name="T4">ыходны код класа </text:span><text:span text:style-name="T5">Interface</text:span></text:h>
      <text:h text:style-name="P2" text:outline-level="1"><text:span text:style-name="T3"/></text:h>
      <text:p text:style-name="P10">class Interface:</text:p>
      <text:p text:style-name="P10"><text:s text:c="4"/>def __init__(self, name, txload):</text:p>
      <text:p text:style-name="P10"><text:s text:c="8"/>self.name = name</text:p>
      <text:p text:style-name="P10"><text:s text:c="8"/>self.txload = txload</text:p>
      <text:p text:style-name="P10"/>
      <text:p text:style-name="P10"><text:s text:c="4"/>def get_name(self):</text:p>
      <text:p text:style-name="P10"><text:s text:c="8"/>return self.name</text:p>
      <text:p text:style-name="P10"/>
      <text:p text:style-name="P10"><text:s text:c="4"/>def get_txload(self):</text:p>
      <text:p text:style-name="P10"><text:s text:c="8"/>return self.txload</text:p>
      <text:p text:style-name="P10"/>
      <text:p text:style-name="P10"><text:s text:c="4"/>def set_txload(self, txload):</text:p>
      <text:p text:style-name="P10"><text:s text:c="8"/>self.txload = tx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0</meta:editing-cycles>
    <meta:creation-date>2020-05-29T13:01:00</meta:creation-date>
    <dc:date>2020-06-09T21:03:05.059936897</dc:date>
    <meta:editing-duration>PT1H53M20S</meta:editing-duration>
    <meta:generator>LibreOffice/6.1.5.2$Linux_X86_64 LibreOffice_project/10$Build-2</meta:generator>
    <meta:document-statistic meta:table-count="0" meta:image-count="0" meta:object-count="0" meta:page-count="1" meta:paragraph-count="12" meta:word-count="32" meta:character-count="300" meta:non-whitespace-character-count="2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